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a3d84" officeooo:paragraph-rsid="000a3d84"/>
    </style:style>
    <style:style style:name="P2" style:family="paragraph" style:parent-style-name="Title">
      <style:text-properties officeooo:rsid="000a3d84" officeooo:paragraph-rsid="000a3d84"/>
    </style:style>
    <style:style style:name="P3" style:family="paragraph" style:parent-style-name="Text_20_body">
      <style:paragraph-properties fo:text-align="justify" style:justify-single-word="false"/>
      <style:text-properties officeooo:rsid="000a3d84" officeooo:paragraph-rsid="000a3d84"/>
    </style:style>
    <style:style style:name="P4" style:family="paragraph" style:parent-style-name="Preformatted_20_Text">
      <style:paragraph-properties fo:margin-left="1.251cm" fo:margin-right="0cm" fo:text-indent="0cm" style:auto-text-indent="false"/>
    </style:style>
    <style:style style:name="P5" style:family="paragraph" style:parent-style-name="Preformatted_20_Text">
      <style:paragraph-properties fo:margin-left="1.251cm" fo:margin-right="0cm" fo:text-indent="0cm" style:auto-text-indent="false" style:writing-mode="lr-tb"/>
    </style:style>
    <style:style style:name="P6" style:family="paragraph" style:parent-style-name="Preformatted_20_Text">
      <style:paragraph-properties fo:margin-left="1.251cm" fo:margin-right="0cm" fo:margin-top="0cm" fo:margin-bottom="0.499cm" style:contextual-spacing="false" fo:text-indent="0cm" style:auto-text-indent="false" style:writing-mode="lr-tb"/>
    </style:style>
    <style:style style:name="P7" style:family="paragraph" style:parent-style-name="Text_20_body">
      <style:paragraph-properties fo:text-align="justify" style:justify-single-word="false"/>
      <style:text-properties officeooo:rsid="0019ab67" officeooo:paragraph-rsid="0019ab67"/>
    </style:style>
    <style:style style:name="P8" style:family="paragraph" style:parent-style-name="Text_20_body">
      <style:paragraph-properties fo:text-align="justify" style:justify-single-word="false"/>
      <style:text-properties officeooo:rsid="001b89b0" officeooo:paragraph-rsid="001b89b0"/>
    </style:style>
    <style:style style:name="P9" style:family="paragraph" style:parent-style-name="Text_20_body">
      <style:paragraph-properties fo:text-align="justify" style:justify-single-word="false"/>
      <style:text-properties style:text-underline-style="none" fo:font-weight="normal" officeooo:rsid="001b89b0" officeooo:paragraph-rsid="001b89b0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text-underline-style="none" fo:font-weight="normal" officeooo:rsid="001c1099" officeooo:paragraph-rsid="001c1099" style:font-weight-asian="normal" style:font-weight-complex="normal"/>
    </style:style>
    <style:style style:name="P11" style:family="paragraph" style:parent-style-name="Heading_20_2">
      <style:paragraph-properties fo:text-align="justify" style:justify-single-word="false"/>
      <style:text-properties style:text-underline-style="none" fo:font-weight="normal" officeooo:rsid="001ec7e1" officeooo:paragraph-rsid="001ec7e1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text-underline-style="none" fo:font-weight="normal" officeooo:rsid="001ec7e1" officeooo:paragraph-rsid="001ec7e1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text-underline-style="none" fo:font-weight="normal" officeooo:rsid="0021a6de" officeooo:paragraph-rsid="0021a6de" style:font-weight-asian="normal" style:font-weight-complex="normal"/>
    </style:style>
    <style:style style:name="P14" style:family="paragraph" style:parent-style-name="Heading_20_2">
      <style:paragraph-properties fo:text-align="justify" style:justify-single-word="false"/>
      <style:text-properties style:font-name="Liberation Serif" fo:font-size="12pt" style:text-underline-style="solid" style:text-underline-width="auto" style:text-underline-color="font-color" fo:font-weight="bold" officeooo:rsid="001ec7e1" officeooo:paragraph-rsid="001ec7e1" style:font-name-asian="Noto Serif CJK SC" style:font-size-asian="12pt" style:font-weight-asian="bold" style:font-name-complex="Lohit Devanagari1" style:font-size-complex="12pt" style:font-weight-complex="bold"/>
    </style:style>
    <style:style style:name="P15" style:family="paragraph" style:parent-style-name="Heading_20_3">
      <style:text-properties style:font-name="Liberation Serif" fo:font-size="12pt" style:text-underline-style="none" fo:font-weight="bold" style:font-name-asian="Noto Serif CJK SC" style:font-size-asian="12pt" style:font-weight-asian="bold" style:font-name-complex="Lohit Devanagari1" style:font-size-complex="12pt" style:font-weight-complex="bold"/>
    </style:style>
    <style:style style:name="P16" style:family="paragraph" style:parent-style-name="Heading_20_3">
      <style:text-properties officeooo:paragraph-rsid="001ec7e1"/>
    </style:style>
    <style:style style:name="P17" style:family="paragraph" style:parent-style-name="Preformatted_20_Text">
      <style:paragraph-properties fo:margin-top="0cm" fo:margin-bottom="0.499cm" style:contextual-spacing="false"/>
    </style:style>
    <style:style style:name="P18" style:family="paragraph" style:parent-style-name="Preformatted_20_Text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19" style:family="paragraph" style:parent-style-name="Text_20_body">
      <style:paragraph-properties fo:margin-left="1.251cm" fo:margin-right="0cm" fo:text-indent="0cm" style:auto-text-indent="false"/>
      <style:text-properties fo:font-weight="bold" officeooo:rsid="001ec7e1" officeooo:paragraph-rsid="001ec7e1" style:font-weight-asian="bold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weight="bold" officeooo:rsid="001ec7e1" officeooo:paragraph-rsid="001ec7e1" style:font-weight-asian="bold" style:font-weight-complex="bold"/>
    </style:style>
    <style:style style:name="P21" style:family="paragraph" style:parent-style-name="Standard">
      <style:text-properties officeooo:paragraph-rsid="00238e67"/>
    </style:style>
    <style:style style:name="P22" style:family="paragraph" style:parent-style-name="Standard">
      <style:paragraph-properties fo:text-align="justify" style:justify-single-word="false"/>
      <style:text-properties officeooo:paragraph-rsid="00238e67"/>
    </style:style>
    <style:style style:name="P23" style:family="paragraph" style:parent-style-name="Standard">
      <style:paragraph-properties fo:text-align="justify" style:justify-single-word="false"/>
      <style:text-properties officeooo:paragraph-rsid="00241b56"/>
    </style:style>
    <style:style style:name="P24" style:family="paragraph" style:parent-style-name="Standard">
      <style:text-properties officeooo:paragraph-rsid="00241b56"/>
    </style:style>
    <style:style style:name="P25" style:family="paragraph" style:parent-style-name="Standard">
      <style:text-properties officeooo:paragraph-rsid="00259b7f"/>
    </style:style>
    <style:style style:name="P26" style:family="paragraph" style:parent-style-name="Text_20_body">
      <style:text-properties officeooo:rsid="001ec7e1" officeooo:paragraph-rsid="001ec7e1"/>
    </style:style>
    <style:style style:name="P27" style:family="paragraph" style:parent-style-name="Quotations" style:list-style-name="L4"/>
    <style:style style:name="P28" style:family="paragraph" style:parent-style-name="Quotations" style:list-style-name="L5"/>
    <style:style style:name="P29" style:family="paragraph" style:parent-style-name="Quotations" style:list-style-name="L6"/>
    <style:style style:name="P30" style:family="paragraph" style:parent-style-name="Quotations" style:list-style-name="L8"/>
    <style:style style:name="P31" style:family="paragraph" style:parent-style-name="Standard">
      <style:paragraph-properties fo:text-align="justify" style:justify-single-word="false"/>
      <style:text-properties officeooo:paragraph-rsid="00259b7f"/>
    </style:style>
    <style:style style:name="P32" style:family="paragraph" style:parent-style-name="Standard">
      <style:paragraph-properties fo:text-align="justify" style:justify-single-word="false"/>
      <style:text-properties officeooo:paragraph-rsid="0026e940"/>
    </style:style>
    <style:style style:name="P33" style:family="paragraph" style:parent-style-name="Text_20_body" style:list-style-name="L1"/>
    <style:style style:name="P34" style:family="paragraph" style:parent-style-name="Text_20_body" style:list-style-name="L1">
      <style:text-properties officeooo:rsid="001ec7e1" officeooo:paragraph-rsid="001ec7e1"/>
    </style:style>
    <style:style style:name="P35" style:family="paragraph" style:parent-style-name="Text_20_body" style:list-style-name="L2"/>
    <style:style style:name="P36" style:family="paragraph" style:parent-style-name="Text_20_body" style:list-style-name="L3"/>
    <style:style style:name="P37" style:family="paragraph" style:parent-style-name="Text_20_body" style:list-style-name="L4"/>
    <style:style style:name="P38" style:family="paragraph" style:parent-style-name="Text_20_body" style:list-style-name="L5"/>
    <style:style style:name="P39" style:family="paragraph" style:parent-style-name="Text_20_body" style:list-style-name="L6"/>
    <style:style style:name="P40" style:family="paragraph" style:parent-style-name="Text_20_body" style:list-style-name="L7"/>
    <style:style style:name="P41" style:family="paragraph" style:parent-style-name="Text_20_body" style:list-style-name="L8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ab67"/>
    </style:style>
    <style:style style:name="T3" style:family="text">
      <style:text-properties officeooo:rsid="001cf4f9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ize="12pt" style:text-underline-style="solid" style:text-underline-width="auto" style:text-underline-color="font-color" fo:font-weight="bold" officeooo:rsid="00238e67" style:font-size-asian="12pt" style:font-weight-asian="bold" style:font-size-complex="12pt" style:font-weight-complex="bold"/>
    </style:style>
    <style:style style:name="T8" style:family="text">
      <style:text-properties style:font-name="Liberation Serif" fo:font-size="12pt" style:text-underline-style="solid" style:text-underline-width="auto" style:text-underline-color="font-color" fo:font-weight="bold" officeooo:rsid="00241b56" style:font-size-asian="12pt" style:font-weight-asian="bold" style:font-size-complex="12pt" style:font-weight-complex="bold"/>
    </style:style>
    <style:style style:name="T9" style:family="text">
      <style:text-properties style:font-name="Liberation Serif" fo:font-size="12pt" style:text-underline-style="solid" style:text-underline-width="auto" style:text-underline-color="font-color" fo:font-weight="bold" officeooo:rsid="00259b7f" style:font-size-asian="12pt" style:font-weight-asian="bold" style:font-size-complex="12pt" style:font-weight-complex="bold"/>
    </style:style>
    <style:style style:name="T10" style:family="text">
      <style:text-properties style:font-name="Liberation Serif" fo:font-size="12pt" style:text-underline-style="none" fo:font-weight="normal" officeooo:rsid="00238e67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style:text-underline-style="none" fo:font-weight="normal" officeooo:rsid="00241b56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style:text-underline-style="none" fo:font-weight="normal" officeooo:rsid="00259b7f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style:text-underline-style="none" fo:font-weight="normal" officeooo:rsid="0026e940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style:text-underline-style="none" fo:font-weight="normal" officeooo:rsid="00238e67" style:font-name-asian="Noto Sans Mono CJK SC" style:font-size-asian="12pt" style:font-weight-asian="normal" style:font-name-complex="Liberation Mono" style:font-size-complex="12pt" style:font-weight-complex="normal"/>
    </style:style>
    <style:style style:name="T15" style:family="text">
      <style:text-properties style:font-name="Liberation Serif" fo:font-size="12pt" style:text-underline-style="none" fo:font-weight="normal" officeooo:rsid="00241b56" style:font-name-asian="Noto Sans Mono CJK SC" style:font-size-asian="12pt" style:font-weight-asian="normal" style:font-name-complex="Liberation Mono" style:font-size-complex="12pt" style:font-weight-complex="normal"/>
    </style:style>
    <style:style style:name="T16" style:family="text">
      <style:text-properties style:font-name="Liberation Serif" fo:font-size="12pt" style:text-underline-style="none" fo:font-weight="normal" officeooo:rsid="00259b7f" style:font-name-asian="Noto Sans Mono CJK SC" style:font-size-asian="12pt" style:font-weight-asian="normal" style:font-name-complex="Liberation Mono" style:font-size-complex="12pt" style:font-weight-complex="normal"/>
    </style:style>
    <style:style style:name="T17" style:family="text">
      <style:text-properties style:font-name="Liberation Serif" fo:font-size="12pt" style:text-underline-style="none" fo:font-weight="normal" officeooo:rsid="0026e940" style:font-name-asian="Noto Sans Mono CJK SC" style:font-size-asian="12pt" style:font-weight-asian="normal" style:font-name-complex="Liberation Mono" style:font-size-complex="12pt" style:font-weight-complex="normal"/>
    </style:style>
    <style:style style:name="T18" style:family="text">
      <style:text-properties style:font-name="Liberation Serif" fo:font-size="12pt" style:text-underline-style="none" fo:font-weight="bold" style:font-name-asian="Noto Serif CJK SC" style:font-size-asian="12pt" style:font-weight-asian="bold" style:font-name-complex="Lohit Devanagari1" style:font-size-complex="12pt" style:font-weight-complex="bold"/>
    </style:style>
    <style:style style:name="T19" style:family="text">
      <style:text-properties officeooo:rsid="0021a6d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ase <text:span text:style-name="T2">2</text:span> curso python para profesores 2026</text:p>
      <text:p text:style-name="P1"/>
      <text:p text:style-name="P7">Introducimos el condicional if.</text:p>
      <text:p text:style-name="P7">Pero antes de nada, y después de haber estudiado el script dos_rectangulos, nos damos cuenta de que las teclas de movimiento del jugador 2 no son muy intuitivas. Cambiémoslas por las teclas <text:span text:style-name="T1">i,</text:span> para subir, <text:span text:style-name="T1">l,</text:span> para la izquierda, <text:span text:style-name="T1">k</text:span>, para la derecha y <text:span text:style-name="T1">m</text:span> para abajo</text:p>
      <text:p text:style-name="P7"/>
      <text:p text:style-name="P8">Antes de comenzar con los condicionales, vamos a trabajar con los operadores lógicos and, or e in</text:p>
      <text:p text:style-name="P8"/>
      <text:p text:style-name="P8">Ejecutemos el script tabla_verdad.py y nos esto:</text:p>
      <text:p text:style-name="P4">Tabla de verdad - Operador AND</text:p>
      <text:p text:style-name="P4">A <text:s text:c="6"/>B <text:s text:c="6"/>A and B</text:p>
      <text:p text:style-name="P4">True <text:s text:c="3"/>True <text:s text:c="3"/>True</text:p>
      <text:p text:style-name="P4">True <text:s text:c="3"/>False <text:s text:c="2"/>False</text:p>
      <text:p text:style-name="P4">False <text:s text:c="2"/>True <text:s text:c="3"/>False</text:p>
      <text:p text:style-name="P4">False <text:s text:c="2"/>False <text:s text:c="2"/>False</text:p>
      <text:p text:style-name="P4"/>
      <text:p text:style-name="P4">Tabla de verdad - Operador OR</text:p>
      <text:p text:style-name="P4">A <text:s text:c="6"/>B <text:s text:c="6"/>A or B</text:p>
      <text:p text:style-name="P4">True <text:s text:c="3"/>True <text:s text:c="3"/>True</text:p>
      <text:p text:style-name="P4">True <text:s text:c="3"/>False <text:s text:c="2"/>True</text:p>
      <text:p text:style-name="P4">False <text:s text:c="2"/>True <text:s text:c="3"/>True</text:p>
      <text:p text:style-name="P4">False <text:s text:c="2"/>False <text:s text:c="2"/>False</text:p>
      <text:p text:style-name="P3"/>
      <text:p text:style-name="P9">Podemos resumir diciendo que el operador lógico or devuelve True (verdadero) si una de las partes de la expresión lógica es verdadera.</text:p>
      <text:p text:style-name="P9">El operador and devuelve verdadero si todas las partes de la expresión lógica son verdaderas.</text:p>
      <text:p text:style-name="P10">El operador in devuelve verdadero si el valor de la izquierda se encuentra en la derecha. Veamos algunos ejemplos que practicaremos en el intérprete de python.</text:p>
      <text:p text:style-name="P10"/>
      <text:p text:style-name="P4">5 &gt; 2 or 10 &lt; 3 <text:s text:c="6"/># True (la primera es verdadera)</text:p>
      <text:p text:style-name="P4">5 &lt; 2 or 10 &lt; 3 <text:s text:c="6"/># False (ambas falsas)</text:p>
      <text:p text:style-name="P4">False or True <text:s text:c="8"/># True</text:p>
      <text:p text:style-name="P4">False or False <text:s text:c="7"/># False</text:p>
      <text:p text:style-name="P4">5 &gt; 2 and 10 &gt; 3 <text:s text:c="5"/># True (ambas condiciones verdaderas)</text:p>
      <text:p text:style-name="P4">5 &gt; 2 and 10 &lt; 3 <text:s text:c="5"/># False (la segunda es falsa)</text:p>
      <text:p text:style-name="P4">True and True <text:s text:c="8"/># True</text:p>
      <text:p text:style-name="P4">True and False <text:s text:c="7"/># False</text:p>
      <text:p text:style-name="P4">"a" in "gato" <text:s text:c="8"/># True <text:s/>("a" está en "gato")</text:p>
      <text:p text:style-name="P4">"x" in "gato" <text:s text:c="8"/># False</text:p>
      <text:p text:style-name="P4"/>
      <text:p text:style-name="P4">3 in [1, 2, 3, 4] <text:s text:c="4"/># True</text:p>
      <text:p text:style-name="P4">7 in [1, 2, 3, 4] <text:s text:c="4"/># False</text:p>
      <text:p text:style-name="P4"/>
      <text:p text:style-name="P4"><text:soft-page-break/>"manzana" in ["pera", "manzana", "uva"] <text:s/># True</text:p>
      <text:p text:style-name="P4">edad = 20</text:p>
      <text:p text:style-name="P4">pais = "México"</text:p>
      <text:p text:style-name="P4"/>
      <text:p text:style-name="P4">edad &gt;= 18 and pais == "México" <text:s text:c="4"/># True</text:p>
      <text:p text:style-name="P4">edad &gt;= 18 and pais == "España" <text:s text:c="4"/># False</text:p>
      <text:p text:style-name="P4"/>
      <text:p text:style-name="P4">letra = "e"</text:p>
      <text:p text:style-name="P4">letra in "perro" or letra in "gato" <text:s/># True ("e" está en "perro")</text:p>
      <text:p text:style-name="P4">letra in "oso" and letra in "pez" <text:s text:c="3"/># False</text:p>
      <text:p text:style-name="P4"/>
      <text:p text:style-name="P10">Todo lo relacionado con listas lo veremos con más detalle en la clase siguiente.</text:p>
      <text:p text:style-name="P10"/>
      <text:p text:style-name="P10">//<text:span text:style-name="T3">en un rectangulo vamos a realizar el reto de que el rectángulo, al salir por la derecha, la izquierda, arriba o abajo salga por el otro lado.</text:span></text:p>
      <text:p text:style-name="P10"/>
      <text:p text:style-name="P12">Ahora vamos a utilizar estos operadores en la toma de decisiones de nuestros programas.</text:p>
      <text:p text:style-name="P12">A veces, tu programa necesita tomar decisiones. Por ejemplo:</text:p>
      <text:p text:style-name="P18">“Si tengo hambre, como. Si no, sigo trabajando.”</text:p>
      <text:p text:style-name="P18"/>
      <text:p text:style-name="Text_20_body">Las estructuras condicionales permiten <text:span text:style-name="Strong_20_Emphasis">ejecutar ciertos bloques de código solo si se cumple una condición</text:span>.</text:p>
      <text:p text:style-name="Text_20_body"/>
      <text:p text:style-name="P26">Las estructuras condicionales de python son:</text:p>
      <text:p text:style-name="P19">if</text:p>
      <text:p text:style-name="P20"><text:s text:c="12"/>if/else</text:p>
      <text:p text:style-name="P20"><text:s text:c="12"/>if/elif/else</text:p>
      <text:p text:style-name="P20"><text:s text:c="12"/>match</text:p>
      <text:p text:style-name="P20"/>
      <text:p text:style-name="Standard"><text:span text:style-name="Source_20_Text"><text:span text:style-name="T4">if</text:span></text:span><text:span text:style-name="T4"> y </text:span><text:span text:style-name="Source_20_Text"><text:span text:style-name="T4">else</text:span></text:span><text:span text:style-name="T4">: la base</text:span></text:p>
      <text:p text:style-name="Preformatted_20_Text"/>
      <text:p text:style-name="P5"><text:span text:style-name="Source_20_Text">edad = 20</text:span></text:p>
      <text:p text:style-name="P5"/>
      <text:p text:style-name="P5"><text:span text:style-name="Source_20_Text">if edad &gt;= 18:</text:span></text:p>
      <text:p text:style-name="P5"><text:span text:style-name="Source_20_Text"><text:s text:c="4"/>print("Eres mayor de edad.")</text:span></text:p>
      <text:p text:style-name="P5"><text:span text:style-name="Source_20_Text">else:</text:span></text:p>
      <text:p text:style-name="P6"><text:span text:style-name="Source_20_Text"><text:s text:c="4"/>print("Eres menor de edad.")</text:span></text:p>
      <text:h text:style-name="P16" text:outline-level="3"><text:s/><text:span text:style-name="T18">Puntos importantes:</text:span></text:h>
      <text:list xml:id="list1961615037" text:style-name="L1">
        <text:list-item>
          <text:p text:style-name="P33"><text:span text:style-name="Source_20_Text"><text:span text:style-name="T6">if</text:span></text:span><text:span text:style-name="T6">: Evalúa una condición.</text:span></text:p>
        </text:list-item>
        <text:list-item>
          <text:p text:style-name="P34">Esa condición puede ser simple, como la del ejemplo, o compuesta con or, and e in</text:p>
        </text:list-item>
        <text:list-item>
          <text:p text:style-name="P33"><text:span text:style-name="Source_20_Text"><text:span text:style-name="T6">else</text:span></text:span><text:span text:style-name="T6">: Se ejecuta si la condición anterior </text:span><text:span text:style-name="Strong_20_Emphasis"><text:span text:style-name="T6">no se cumple</text:span></text:span><text:span text:style-name="T6">.</text:span></text:p>
        </text:list-item>
      </text:list>
      <text:h text:style-name="P11" text:outline-level="2"><text:soft-page-break/><text:span text:style-name="Source_20_Text"><text:span text:style-name="T5">elif</text:span></text:span><text:span text:style-name="T5">: múltiples condiciones</text:span></text:h>
      <text:p text:style-name="Preformatted_20_Text"/>
      <text:p text:style-name="P5"><text:span text:style-name="Source_20_Text">nota = 7</text:span></text:p>
      <text:p text:style-name="P5"/>
      <text:p text:style-name="P5"><text:span text:style-name="Source_20_Text">if nota &gt;= 9:</text:span></text:p>
      <text:p text:style-name="P5"><text:span text:style-name="Source_20_Text"><text:s text:c="4"/>print("Excelente")</text:span></text:p>
      <text:p text:style-name="P5"><text:span text:style-name="Source_20_Text">elif nota &gt;= </text:span><text:span text:style-name="Source_20_Text"><text:span text:style-name="T19">5</text:span></text:span><text:span text:style-name="Source_20_Text">:</text:span></text:p>
      <text:p text:style-name="P5"><text:span text:style-name="Source_20_Text"><text:s text:c="4"/>print("Aprobado")</text:span></text:p>
      <text:p text:style-name="P5"><text:span text:style-name="Source_20_Text">else:</text:span></text:p>
      <text:p text:style-name="P6"><text:span text:style-name="Source_20_Text"><text:s text:c="4"/>print("</text:span><text:span text:style-name="Source_20_Text"><text:span text:style-name="T19">Suspenso</text:span></text:span><text:span text:style-name="Source_20_Text">")</text:span></text:p>
      <text:h text:style-name="P15" text:outline-level="3">Puntos importantes:</text:h>
      <text:list xml:id="list3419048057" text:style-name="L2">
        <text:list-item>
          <text:p text:style-name="P35">Puedes usar <text:span text:style-name="Strong_20_Emphasis">varios </text:span><text:span text:style-name="Strong_20_Emphasis"><text:span text:style-name="Source_20_Text">elif</text:span></text:span>.</text:p>
        </text:list-item>
        <text:list-item>
          <text:p text:style-name="P35">El programa evalúa <text:span text:style-name="Strong_20_Emphasis">de arriba hacia abajo</text:span>.</text:p>
        </text:list-item>
        <text:list-item>
          <text:p text:style-name="P35">En cuanto una condición se cumple, las demás se ignoran.</text:p>
        </text:list-item>
      </text:list>
      <text:h text:style-name="P11" text:outline-level="2"><text:span text:style-name="Source_20_Text"><text:span text:style-name="T5">match</text:span></text:span><text:span text:style-name="T5">: patrón de coincidencia (Python 3.10+)</text:span></text:h>
      <text:p text:style-name="Text_20_body">Es útil cuando tienes muchas opciones <text:span text:style-name="Strong_20_Emphasis">exactas</text:span> (como un menú):</text:p>
      <text:p text:style-name="Preformatted_20_Text"/>
      <text:p text:style-name="P5"><text:span text:style-name="Source_20_Text">opcion = 2</text:span></text:p>
      <text:p text:style-name="P5"/>
      <text:p text:style-name="P5"><text:span text:style-name="Source_20_Text">match opcion:</text:span></text:p>
      <text:p text:style-name="P5"><text:span text:style-name="Source_20_Text"><text:s text:c="4"/>case 1:</text:span></text:p>
      <text:p text:style-name="P5"><text:span text:style-name="Source_20_Text"><text:s text:c="8"/>print("Seleccionaste café.")</text:span></text:p>
      <text:p text:style-name="P5"><text:span text:style-name="Source_20_Text"><text:s text:c="4"/>case 2:</text:span></text:p>
      <text:p text:style-name="P5"><text:span text:style-name="Source_20_Text"><text:s text:c="8"/>print("Seleccionaste té.")</text:span></text:p>
      <text:p text:style-name="P5"><text:span text:style-name="Source_20_Text"><text:s text:c="4"/>case 3:</text:span></text:p>
      <text:p text:style-name="P5"><text:span text:style-name="Source_20_Text"><text:s text:c="8"/>print("Seleccionaste agua.")</text:span></text:p>
      <text:p text:style-name="P5"><text:span text:style-name="Source_20_Text"><text:s text:c="4"/>case _:</text:span></text:p>
      <text:p text:style-name="P6"><text:span text:style-name="Source_20_Text"><text:s text:c="8"/>print("Opción no válida.")</text:span></text:p>
      <text:h text:style-name="P16" text:outline-level="3"><text:span text:style-name="T18">Puntos importantes:</text:span>:</text:h>
      <text:list xml:id="list485594718" text:style-name="L3">
        <text:list-item>
          <text:p text:style-name="P36"><text:span text:style-name="Source_20_Text">case _:</text:span> es como el <text:span text:style-name="Source_20_Text">default</text:span> en otros lenguajes: captura cualquier otra cosa.</text:p>
        </text:list-item>
        <text:list-item>
          <text:p text:style-name="P36">Es ideal para comparar con <text:span text:style-name="Strong_20_Emphasis">valores exactos</text:span>.</text:p>
        </text:list-item>
      </text:list>
      <text:h text:style-name="P14" text:outline-level="2">Ejercicios prácticos</text:h>
      <text:h text:style-name="Heading_20_3" text:outline-level="3">1. If simple</text:h>
      <text:p text:style-name="P4"/>
      <text:p text:style-name="P5"><text:span text:style-name="Source_20_Text"># Escribe un programa que pregunte tu edad y diga si puedes votar</text:span></text:p>
      <text:p text:style-name="P5"><text:span text:style-name="Source_20_Text">edad = int(input("¿Cuál es tu edad? "))</text:span></text:p>
      <text:p text:style-name="P5"/>
      <text:p text:style-name="P5"><text:span text:style-name="Source_20_Text">if edad &gt;= 18:</text:span></text:p>
      <text:p text:style-name="P5"><text:span text:style-name="Source_20_Text"><text:s text:c="4"/>print("Puedes votar.")</text:span></text:p>
      <text:p text:style-name="P5"><text:span text:style-name="Source_20_Text">else:</text:span></text:p>
      <text:p text:style-name="P6"><text:span text:style-name="Source_20_Text"><text:s text:c="4"/>print("No puedes votar.")</text:span></text:p>
      <text:h text:style-name="Heading_20_3" text:outline-level="3"><text:s/>2. If, elif, else</text:h>
      <text:p text:style-name="Preformatted_20_Text"/>
      <text:p text:style-name="P5"><text:soft-page-break/><text:span text:style-name="Source_20_Text"># Dado un número, clasifícalo como positivo, negativo o cero</text:span></text:p>
      <text:p text:style-name="P5"><text:span text:style-name="Source_20_Text">numero = float(input("Escribe un número: "))</text:span></text:p>
      <text:p text:style-name="P5"/>
      <text:p text:style-name="P5"><text:span text:style-name="Source_20_Text">if numero &gt; 0:</text:span></text:p>
      <text:p text:style-name="P5"><text:span text:style-name="Source_20_Text"><text:s text:c="4"/>print("Es positivo.")</text:span></text:p>
      <text:p text:style-name="P5"><text:span text:style-name="Source_20_Text">elif numero &lt; 0:</text:span></text:p>
      <text:p text:style-name="P5"><text:span text:style-name="Source_20_Text"><text:s text:c="4"/>print("Es negativo.")</text:span></text:p>
      <text:p text:style-name="P5"><text:span text:style-name="Source_20_Text">else:</text:span></text:p>
      <text:p text:style-name="P6"><text:span text:style-name="Source_20_Text"><text:s text:c="4"/>print("Es cero.")</text:span></text:p>
      <text:h text:style-name="Heading_20_3" text:outline-level="3">3. Match</text:h>
      <text:p text:style-name="P4"/>
      <text:p text:style-name="P5"><text:span text:style-name="Source_20_Text"># Menú de comida</text:span></text:p>
      <text:p text:style-name="P5"><text:span text:style-name="Source_20_Text">print("Menú: 1-Pizza <text:s/>2-Hamburguesa <text:s/>3-Ensalada")</text:span></text:p>
      <text:p text:style-name="P5"><text:span text:style-name="Source_20_Text">opcion = int(input("Elige una opción: "))</text:span></text:p>
      <text:p text:style-name="P5"/>
      <text:p text:style-name="P5"><text:span text:style-name="Source_20_Text">match opcion:</text:span></text:p>
      <text:p text:style-name="P5"><text:span text:style-name="Source_20_Text"><text:s text:c="4"/>case 1:</text:span></text:p>
      <text:p text:style-name="P5"><text:span text:style-name="Source_20_Text"><text:s text:c="8"/>print("Elegiste Pizza “)</text:span></text:p>
      <text:p text:style-name="P5"><text:span text:style-name="Source_20_Text"><text:s text:c="4"/>case 2:</text:span></text:p>
      <text:p text:style-name="P5"><text:span text:style-name="Source_20_Text"><text:s text:c="8"/>print("Elegiste Hamburguesa ")</text:span></text:p>
      <text:p text:style-name="P5"><text:span text:style-name="Source_20_Text"><text:s text:c="4"/>case 3:</text:span></text:p>
      <text:p text:style-name="P5"><text:span text:style-name="Source_20_Text"><text:s text:c="8"/>print("Elegiste Ensalada ")</text:span></text:p>
      <text:p text:style-name="P5"><text:span text:style-name="Source_20_Text"><text:s text:c="4"/>case _:</text:span></text:p>
      <text:p text:style-name="P6"><text:span text:style-name="Source_20_Text"><text:s text:c="8"/>print("Opción no válida.")</text:span></text:p>
      <text:p text:style-name="P13">Te dejo 20 ejercicios con su solución para prácticar</text:p>
      <text:p text:style-name="P13">Cada uno incluye su <text:span text:style-name="Strong_20_Emphasis">enunciado</text:span> y <text:span text:style-name="Strong_20_Emphasis">respuesta/resolución</text:span>.</text:p>
      <text:p text:style-name="Horizontal_20_Line"/>
      <text:h text:style-name="Heading_20_2" text:outline-level="2">🔹 Nivel 1: Básico (<text:span text:style-name="Source_20_Text">if</text:span> y <text:span text:style-name="Source_20_Text">else</text:span>)</text:h>
      <text:p text:style-name="Horizontal_20_Line"/>
      <text:h text:style-name="Heading_20_3" text:outline-level="3">Ejercicio 1</text:h>
      <text:p text:style-name="Text_20_body"><text:span text:style-name="Strong_20_Emphasis">Pregunta:</text:span> Ingresa un número y muestra si es positivo.<text:line-break/><text:span text:style-name="Strong_20_Emphasis">Respuesta:</text:span></text:p>
      <text:p text:style-name="Preformatted_20_Text"><text:span text:style-name="Source_20_Text">num = int(input("Escribe un número: "))</text:span></text:p>
      <text:p text:style-name="Preformatted_20_Text"><text:span text:style-name="Source_20_Text">if num &gt; 0:</text:span></text:p>
      <text:p text:style-name="Preformatted_20_Text"><text:span text:style-name="Source_20_Text"><text:s text:c="4"/>print("Es positivo.")</text:span></text:p>
      <text:p text:style-name="Preformatted_20_Text"><text:span text:style-name="Source_20_Text">else:</text:span></text:p>
      <text:p text:style-name="P17"><text:span text:style-name="Source_20_Text"><text:s text:c="4"/>print("No es positivo.")</text:span></text:p>
      <text:h text:style-name="Heading_20_3" text:outline-level="3">Ejercicio 2</text:h>
      <text:p text:style-name="Text_20_body"><text:span text:style-name="Strong_20_Emphasis">Pregunta:</text:span> Verifica si un número es par.<text:line-break/><text:span text:style-name="Strong_20_Emphasis">Respuesta:</text:span></text:p>
      <text:p text:style-name="Preformatted_20_Text"><text:span text:style-name="Source_20_Text">num = int(input("Escribe un número: "))</text:span></text:p>
      <text:p text:style-name="Preformatted_20_Text"><text:span text:style-name="Source_20_Text">if num % 2 == 0:</text:span></text:p>
      <text:p text:style-name="Preformatted_20_Text"><text:span text:style-name="Source_20_Text"><text:s text:c="4"/>print("Es par.")</text:span></text:p>
      <text:p text:style-name="Preformatted_20_Text"><text:span text:style-name="Source_20_Text">else:</text:span></text:p>
      <text:p text:style-name="P17"><text:span text:style-name="Source_20_Text"><text:s text:c="4"/>print("Es impar.")</text:span></text:p>
      <text:h text:style-name="Heading_20_3" text:outline-level="3"><text:soft-page-break/>Ejercicio 3</text:h>
      <text:p text:style-name="Text_20_body"><text:span text:style-name="Strong_20_Emphasis">Pregunta:</text:span> Pide la edad e indica si eres mayor de edad.<text:line-break/><text:span text:style-name="Strong_20_Emphasis">Respuesta:</text:span></text:p>
      <text:p text:style-name="Preformatted_20_Text"><text:span text:style-name="Source_20_Text">edad = int(input("¿Cuál es tu edad? "))</text:span></text:p>
      <text:p text:style-name="Preformatted_20_Text"><text:span text:style-name="Source_20_Text">if edad &gt;= 18:</text:span></text:p>
      <text:p text:style-name="Preformatted_20_Text"><text:span text:style-name="Source_20_Text"><text:s text:c="4"/>print("Eres mayor de edad.")</text:span></text:p>
      <text:p text:style-name="Preformatted_20_Text"><text:span text:style-name="Source_20_Text">else:</text:span></text:p>
      <text:p text:style-name="P17"><text:span text:style-name="Source_20_Text"><text:s text:c="4"/>print("Eres menor de edad.")</text:span></text:p>
      <text:h text:style-name="Heading_20_3" text:outline-level="3">Ejercicio 4</text:h>
      <text:p text:style-name="Text_20_body"><text:span text:style-name="Strong_20_Emphasis">Pregunta:</text:span> Verifica si una contraseña ingresada es igual a <text:span text:style-name="Source_20_Text">"admin123"</text:span>.<text:line-break/><text:span text:style-name="Strong_20_Emphasis">Respuesta:</text:span></text:p>
      <text:p text:style-name="Preformatted_20_Text"><text:span text:style-name="Source_20_Text">clave = input("Escribe la contraseña: ")</text:span></text:p>
      <text:p text:style-name="Preformatted_20_Text"><text:span text:style-name="Source_20_Text">if clave == "admin123":</text:span></text:p>
      <text:p text:style-name="Preformatted_20_Text"><text:span text:style-name="Source_20_Text"><text:s text:c="4"/>print("Acceso permitido.")</text:span></text:p>
      <text:p text:style-name="Preformatted_20_Text"><text:span text:style-name="Source_20_Text">else:</text:span></text:p>
      <text:p text:style-name="P17"><text:span text:style-name="Source_20_Text"><text:s text:c="4"/>print("Contraseña incorrecta.")</text:span></text:p>
      <text:h text:style-name="Heading_20_3" text:outline-level="3">Ejercicio 5</text:h>
      <text:p text:style-name="Text_20_body"><text:span text:style-name="Strong_20_Emphasis">Pregunta:</text:span> Ingresa una letra y determina si es vocal.<text:line-break/><text:span text:style-name="Strong_20_Emphasis">Respuesta:</text:span></text:p>
      <text:p text:style-name="Preformatted_20_Text"><text:span text:style-name="Source_20_Text">letra = input("Escribe una letra: ").lower()</text:span></text:p>
      <text:p text:style-name="Preformatted_20_Text"><text:span text:style-name="Source_20_Text">if letra in "aeiou":</text:span></text:p>
      <text:p text:style-name="Preformatted_20_Text"><text:span text:style-name="Source_20_Text"><text:s text:c="4"/>print("Es una vocal.")</text:span></text:p>
      <text:p text:style-name="Preformatted_20_Text"><text:span text:style-name="Source_20_Text">else:</text:span></text:p>
      <text:p text:style-name="P17"><text:span text:style-name="Source_20_Text"><text:s text:c="4"/>print("No es una vocal.")</text:span></text:p>
      <text:p text:style-name="Horizontal_20_Line"/>
      <text:h text:style-name="Heading_20_2" text:outline-level="2">Nivel 2: <text:span text:style-name="Source_20_Text">if</text:span>, <text:span text:style-name="Source_20_Text">elif</text:span>, <text:span text:style-name="Source_20_Text">else</text:span></text:h>
      <text:p text:style-name="Horizontal_20_Line"/>
      <text:h text:style-name="Heading_20_3" text:outline-level="3">Ejercicio 6</text:h>
      <text:p text:style-name="Text_20_body"><text:span text:style-name="Strong_20_Emphasis">Pregunta:</text:span> Clasifica un número como positivo, negativo o cero.<text:line-break/><text:span text:style-name="Strong_20_Emphasis">Respuesta:</text:span></text:p>
      <text:p text:style-name="Preformatted_20_Text"><text:span text:style-name="Source_20_Text">num = float(input("Número: "))</text:span></text:p>
      <text:p text:style-name="Preformatted_20_Text"><text:span text:style-name="Source_20_Text">if num &gt; 0:</text:span></text:p>
      <text:p text:style-name="Preformatted_20_Text"><text:span text:style-name="Source_20_Text"><text:s text:c="4"/>print("Positivo")</text:span></text:p>
      <text:p text:style-name="Preformatted_20_Text"><text:span text:style-name="Source_20_Text">elif num &lt; 0:</text:span></text:p>
      <text:p text:style-name="Preformatted_20_Text"><text:span text:style-name="Source_20_Text"><text:s text:c="4"/>print("Negativo")</text:span></text:p>
      <text:p text:style-name="Preformatted_20_Text"><text:span text:style-name="Source_20_Text">else:</text:span></text:p>
      <text:p text:style-name="P17"><text:span text:style-name="Source_20_Text"><text:s text:c="4"/>print("Cero")</text:span></text:p>
      <text:h text:style-name="Heading_20_3" text:outline-level="3">Ejercicio 7</text:h>
      <text:p text:style-name="Text_20_body"><text:span text:style-name="Strong_20_Emphasis">Pregunta:</text:span> Evalúa una nota del 0 al 10:</text:p>
      <text:list xml:id="list3787547818" text:style-name="L4">
        <text:list-item>
          <text:p text:style-name="P27">= 9: Excelente</text:p>
        </text:list-item>
        <text:list-item>
          <text:p text:style-name="P27"><text:soft-page-break/>= 7: Muy bien</text:p>
        </text:list-item>
        <text:list-item>
          <text:p text:style-name="P27">= 5: Aprobado</text:p>
        </text:list-item>
        <text:list-item>
          <text:p text:style-name="P37">&lt; 5: <text:span text:style-name="T19">Suspenso</text:span></text:p>
        </text:list-item>
      </text:list>
      <text:p text:style-name="Text_20_body"><text:span text:style-name="Strong_20_Emphasis">Respuesta:</text:span></text:p>
      <text:p text:style-name="Preformatted_20_Text"><text:span text:style-name="Source_20_Text">nota = float(input("Nota: "))</text:span></text:p>
      <text:p text:style-name="Preformatted_20_Text"><text:span text:style-name="Source_20_Text">if nota &gt;= 9:</text:span></text:p>
      <text:p text:style-name="Preformatted_20_Text"><text:span text:style-name="Source_20_Text"><text:s text:c="4"/>print("Excelente")</text:span></text:p>
      <text:p text:style-name="Preformatted_20_Text"><text:span text:style-name="Source_20_Text">elif nota &gt;= 7:</text:span></text:p>
      <text:p text:style-name="Preformatted_20_Text"><text:span text:style-name="Source_20_Text"><text:s text:c="4"/>print("Muy bien")</text:span></text:p>
      <text:p text:style-name="Preformatted_20_Text"><text:span text:style-name="Source_20_Text">elif nota &gt;= 5:</text:span></text:p>
      <text:p text:style-name="Preformatted_20_Text"><text:span text:style-name="Source_20_Text"><text:s text:c="4"/>print("Aprobado")</text:span></text:p>
      <text:p text:style-name="Preformatted_20_Text"><text:span text:style-name="Source_20_Text">else:</text:span></text:p>
      <text:p text:style-name="P17"><text:span text:style-name="Source_20_Text"><text:s text:c="4"/>print("</text:span><text:span text:style-name="Source_20_Text"><text:span text:style-name="T19">Suspenso</text:span></text:span><text:span text:style-name="Source_20_Text">")</text:span></text:p>
      <text:h text:style-name="Heading_20_3" text:outline-level="3">Ejercicio 8</text:h>
      <text:p text:style-name="Text_20_body"><text:span text:style-name="Strong_20_Emphasis">Pregunta:</text:span> Según la temperatura, da una sugerencia:</text:p>
      <text:list xml:id="list3248138759" text:style-name="L5">
        <text:list-item>
          <text:p text:style-name="P28">30: Hace calor</text:p>
        </text:list-item>
        <text:list-item>
          <text:p text:style-name="P38">entre 15 y 30: Clima agradable</text:p>
        </text:list-item>
        <text:list-item>
          <text:p text:style-name="P38">&lt;15: Hace frío</text:p>
        </text:list-item>
      </text:list>
      <text:p text:style-name="Text_20_body"><text:span text:style-name="Strong_20_Emphasis">Respuesta:</text:span></text:p>
      <text:p text:style-name="Preformatted_20_Text"><text:span text:style-name="Source_20_Text">temp = float(input("Temperatura: "))</text:span></text:p>
      <text:p text:style-name="Preformatted_20_Text"><text:span text:style-name="Source_20_Text">if temp &gt; 30:</text:span></text:p>
      <text:p text:style-name="Preformatted_20_Text"><text:span text:style-name="Source_20_Text"><text:s text:c="4"/>print("Hace calor.")</text:span></text:p>
      <text:p text:style-name="Preformatted_20_Text"><text:span text:style-name="Source_20_Text">elif temp &gt;= 15:</text:span></text:p>
      <text:p text:style-name="Preformatted_20_Text"><text:span text:style-name="Source_20_Text"><text:s text:c="4"/>print("Clima agradable.")</text:span></text:p>
      <text:p text:style-name="Preformatted_20_Text"><text:span text:style-name="Source_20_Text">else:</text:span></text:p>
      <text:p text:style-name="P17"><text:span text:style-name="Source_20_Text"><text:s text:c="4"/>print("Hace frío.")</text:span></text:p>
      <text:h text:style-name="Heading_20_3" text:outline-level="3">Ejercicio 9</text:h>
      <text:p text:style-name="Text_20_body"><text:span text:style-name="Strong_20_Emphasis">Pregunta:</text:span> Determina si un año es bisiesto.<text:line-break/><text:span text:style-name="Strong_20_Emphasis">Respuesta:</text:span></text:p>
      <text:p text:style-name="Preformatted_20_Text"><text:span text:style-name="Source_20_Text">año = int(input("Año: "))</text:span></text:p>
      <text:p text:style-name="Preformatted_20_Text"><text:span text:style-name="Source_20_Text">if (año % 4 == 0 and año % 100 != 0) or (año % 400 == 0):</text:span></text:p>
      <text:p text:style-name="Preformatted_20_Text"><text:span text:style-name="Source_20_Text"><text:s text:c="4"/>print("Es bisiesto.")</text:span></text:p>
      <text:p text:style-name="Preformatted_20_Text"><text:span text:style-name="Source_20_Text">else:</text:span></text:p>
      <text:p text:style-name="P17"><text:span text:style-name="Source_20_Text"><text:s text:c="4"/>print("No es bisiesto.")</text:span></text:p>
      <text:h text:style-name="Heading_20_3" text:outline-level="3">Ejercicio 10</text:h>
      <text:p text:style-name="Text_20_body"><text:span text:style-name="Strong_20_Emphasis">Pregunta:</text:span> Calcula el precio final con descuento:</text:p>
      <text:list xml:id="list1593790646" text:style-name="L6">
        <text:list-item>
          <text:p text:style-name="P29">= 100: 20%</text:p>
        </text:list-item>
        <text:list-item>
          <text:p text:style-name="P29">= 50: 10%</text:p>
        </text:list-item>
        <text:list-item>
          <text:p text:style-name="P39">&lt; 50: sin descuento</text:p>
        </text:list-item>
      </text:list>
      <text:p text:style-name="Text_20_body"><text:soft-page-break/><text:span text:style-name="Strong_20_Emphasis">Respuesta:</text:span></text:p>
      <text:p text:style-name="Preformatted_20_Text"><text:span text:style-name="Source_20_Text">precio = float(input("Precio: "))</text:span></text:p>
      <text:p text:style-name="Preformatted_20_Text"><text:span text:style-name="Source_20_Text">if precio &gt;= 100:</text:span></text:p>
      <text:p text:style-name="Preformatted_20_Text"><text:span text:style-name="Source_20_Text"><text:s text:c="4"/>total = precio * 0.8</text:span></text:p>
      <text:p text:style-name="Preformatted_20_Text"><text:span text:style-name="Source_20_Text">elif precio &gt;= 50:</text:span></text:p>
      <text:p text:style-name="Preformatted_20_Text"><text:span text:style-name="Source_20_Text"><text:s text:c="4"/>total = precio * 0.9</text:span></text:p>
      <text:p text:style-name="Preformatted_20_Text"><text:span text:style-name="Source_20_Text">else:</text:span></text:p>
      <text:p text:style-name="Preformatted_20_Text"><text:span text:style-name="Source_20_Text"><text:s text:c="4"/>total = precio</text:span></text:p>
      <text:p text:style-name="P17"><text:span text:style-name="Source_20_Text">print(f"Total a pagar: ${total}")</text:span></text:p>
      <text:p text:style-name="Horizontal_20_Line"/>
      <text:h text:style-name="Heading_20_2" text:outline-level="2">Nivel 3: <text:span text:style-name="Source_20_Text">match</text:span> (Python 3.10+)</text:h>
      <text:p text:style-name="Horizontal_20_Line"/>
      <text:h text:style-name="Heading_20_3" text:outline-level="3">Ejercicio 11</text:h>
      <text:p text:style-name="Text_20_body"><text:span text:style-name="Strong_20_Emphasis">Pregunta:</text:span> Menú de comida:</text:p>
      <text:list xml:id="list1100879270" text:style-name="L7">
        <text:list-item>
          <text:p text:style-name="P40">Pizza</text:p>
        </text:list-item>
        <text:list-item>
          <text:p text:style-name="P40">Sushi</text:p>
        </text:list-item>
        <text:list-item>
          <text:p text:style-name="P40">Ensalada</text:p>
        </text:list-item>
      </text:list>
      <text:p text:style-name="Text_20_body"><text:span text:style-name="Strong_20_Emphasis">Respuesta:</text:span></text:p>
      <text:p text:style-name="Preformatted_20_Text"><text:span text:style-name="Source_20_Text">opcion = int(input("1-Pizza, 2-Sushi, 3-Ensalada: "))</text:span></text:p>
      <text:p text:style-name="Preformatted_20_Text"><text:span text:style-name="Source_20_Text">match opcion:</text:span></text:p>
      <text:p text:style-name="Preformatted_20_Text"><text:span text:style-name="Source_20_Text"><text:s text:c="4"/>case 1:</text:span></text:p>
      <text:p text:style-name="Preformatted_20_Text"><text:span text:style-name="Source_20_Text"><text:s text:c="8"/>print("Elegiste Pizza.")</text:span></text:p>
      <text:p text:style-name="Preformatted_20_Text"><text:span text:style-name="Source_20_Text"><text:s text:c="4"/>case 2:</text:span></text:p>
      <text:p text:style-name="Preformatted_20_Text"><text:span text:style-name="Source_20_Text"><text:s text:c="8"/>print("Elegiste Sushi.")</text:span></text:p>
      <text:p text:style-name="Preformatted_20_Text"><text:span text:style-name="Source_20_Text"><text:s text:c="4"/>case 3:</text:span></text:p>
      <text:p text:style-name="Preformatted_20_Text"><text:span text:style-name="Source_20_Text"><text:s text:c="8"/>print("Elegiste Ensalada.")</text:span></text:p>
      <text:p text:style-name="Preformatted_20_Text"><text:span text:style-name="Source_20_Text"><text:s text:c="4"/>case _:</text:span></text:p>
      <text:p text:style-name="P17"><text:span text:style-name="Source_20_Text"><text:s text:c="8"/>print("Opción no válida.")</text:span></text:p>
      <text:h text:style-name="Heading_20_3" text:outline-level="3">Ejercicio 12</text:h>
      <text:p text:style-name="Text_20_body"><text:span text:style-name="Strong_20_Emphasis">Pregunta:</text:span> Días de la semana con mensajes personalizados.<text:line-break/><text:span text:style-name="Strong_20_Emphasis">Respuesta:</text:span></text:p>
      <text:p text:style-name="Preformatted_20_Text"><text:span text:style-name="Source_20_Text">dia = input("Día de la semana: ").lower()</text:span></text:p>
      <text:p text:style-name="Preformatted_20_Text"><text:span text:style-name="Source_20_Text">match dia:</text:span></text:p>
      <text:p text:style-name="Preformatted_20_Text"><text:span text:style-name="Source_20_Text"><text:s text:c="4"/>case "lunes":</text:span></text:p>
      <text:p text:style-name="Preformatted_20_Text"><text:span text:style-name="Source_20_Text"><text:s text:c="8"/>print("Inicio de semana.")</text:span></text:p>
      <text:p text:style-name="Preformatted_20_Text"><text:span text:style-name="Source_20_Text"><text:s text:c="4"/>case "viernes":</text:span></text:p>
      <text:p text:style-name="Preformatted_20_Text"><text:span text:style-name="Source_20_Text"><text:s text:c="8"/>print("¡Por fin viernes!")</text:span></text:p>
      <text:p text:style-name="Preformatted_20_Text"><text:span text:style-name="Source_20_Text"><text:s text:c="4"/>case "domingo":</text:span></text:p>
      <text:p text:style-name="Preformatted_20_Text"><text:span text:style-name="Source_20_Text"><text:s text:c="8"/>print("Día de descanso.")</text:span></text:p>
      <text:p text:style-name="Preformatted_20_Text"><text:span text:style-name="Source_20_Text"><text:s text:c="4"/>case _:</text:span></text:p>
      <text:p text:style-name="P17"><text:span text:style-name="Source_20_Text"><text:s text:c="8"/>print("Día normal.")</text:span></text:p>
      <text:h text:style-name="Heading_20_3" text:outline-level="3"><text:soft-page-break/>Ejercicio 13</text:h>
      <text:p text:style-name="Text_20_body"><text:span text:style-name="Strong_20_Emphasis">Pregunta:</text:span> Traducir número del 1 al 3 a texto.<text:line-break/><text:span text:style-name="Strong_20_Emphasis">Respuesta:</text:span></text:p>
      <text:p text:style-name="Preformatted_20_Text"><text:span text:style-name="Source_20_Text">num = int(input("Número (1-3): "))</text:span></text:p>
      <text:p text:style-name="Preformatted_20_Text"><text:span text:style-name="Source_20_Text">match num:</text:span></text:p>
      <text:p text:style-name="Preformatted_20_Text"><text:span text:style-name="Source_20_Text"><text:s text:c="4"/>case 1:</text:span></text:p>
      <text:p text:style-name="Preformatted_20_Text"><text:span text:style-name="Source_20_Text"><text:s text:c="8"/>print("Uno")</text:span></text:p>
      <text:p text:style-name="Preformatted_20_Text"><text:span text:style-name="Source_20_Text"><text:s text:c="4"/>case 2:</text:span></text:p>
      <text:p text:style-name="Preformatted_20_Text"><text:span text:style-name="Source_20_Text"><text:s text:c="8"/>print("Dos")</text:span></text:p>
      <text:p text:style-name="Preformatted_20_Text"><text:span text:style-name="Source_20_Text"><text:s text:c="4"/>case 3:</text:span></text:p>
      <text:p text:style-name="Preformatted_20_Text"><text:span text:style-name="Source_20_Text"><text:s text:c="8"/>print("Tres")</text:span></text:p>
      <text:p text:style-name="Preformatted_20_Text"><text:span text:style-name="Source_20_Text"><text:s text:c="4"/>case _:</text:span></text:p>
      <text:p text:style-name="P17"><text:span text:style-name="Source_20_Text"><text:s text:c="8"/>print("Fuera de rango")</text:span></text:p>
      <text:h text:style-name="Heading_20_3" text:outline-level="3">Ejercicio 14</text:h>
      <text:p text:style-name="Text_20_body"><text:span text:style-name="Strong_20_Emphasis">Pregunta:</text:span> Según el código de país (usando string), mostrar el idioma.<text:line-break/><text:span text:style-name="Strong_20_Emphasis">Respuesta:</text:span></text:p>
      <text:p text:style-name="Preformatted_20_Text"><text:span text:style-name="Source_20_Text">codigo = input("Código de país (es/en/fr): ")</text:span></text:p>
      <text:p text:style-name="Preformatted_20_Text"><text:span text:style-name="Source_20_Text">match codigo:</text:span></text:p>
      <text:p text:style-name="Preformatted_20_Text"><text:span text:style-name="Source_20_Text"><text:s text:c="4"/>case "es":</text:span></text:p>
      <text:p text:style-name="Preformatted_20_Text"><text:span text:style-name="Source_20_Text"><text:s text:c="8"/>print("Español")</text:span></text:p>
      <text:p text:style-name="Preformatted_20_Text"><text:span text:style-name="Source_20_Text"><text:s text:c="4"/>case "en":</text:span></text:p>
      <text:p text:style-name="Preformatted_20_Text"><text:span text:style-name="Source_20_Text"><text:s text:c="8"/>print("Inglés")</text:span></text:p>
      <text:p text:style-name="Preformatted_20_Text"><text:span text:style-name="Source_20_Text"><text:s text:c="4"/>case "fr":</text:span></text:p>
      <text:p text:style-name="Preformatted_20_Text"><text:span text:style-name="Source_20_Text"><text:s text:c="8"/>print("Francés")</text:span></text:p>
      <text:p text:style-name="Preformatted_20_Text"><text:span text:style-name="Source_20_Text"><text:s text:c="4"/>case _:</text:span></text:p>
      <text:p text:style-name="P17"><text:span text:style-name="Source_20_Text"><text:s text:c="8"/>print("Idioma no reconocido")</text:span></text:p>
      <text:h text:style-name="Heading_20_3" text:outline-level="3"><text:s/>Ejercicio 15</text:h>
      <text:p text:style-name="Text_20_body"><text:span text:style-name="Strong_20_Emphasis">Pregunta:</text:span> Selecciona una operación (suma, resta, etc.)<text:line-break/><text:span text:style-name="Strong_20_Emphasis">Respuesta:</text:span></text:p>
      <text:p text:style-name="Preformatted_20_Text"><text:span text:style-name="Source_20_Text">op = input("Operación (sumar/restar): ").lower()</text:span></text:p>
      <text:p text:style-name="Preformatted_20_Text"><text:span text:style-name="Source_20_Text">match op:</text:span></text:p>
      <text:p text:style-name="Preformatted_20_Text"><text:span text:style-name="Source_20_Text"><text:s text:c="4"/>case "sumar":</text:span></text:p>
      <text:p text:style-name="Preformatted_20_Text"><text:span text:style-name="Source_20_Text"><text:s text:c="8"/>print(5 + 3)</text:span></text:p>
      <text:p text:style-name="Preformatted_20_Text"><text:span text:style-name="Source_20_Text"><text:s text:c="4"/>case "restar":</text:span></text:p>
      <text:p text:style-name="Preformatted_20_Text"><text:span text:style-name="Source_20_Text"><text:s text:c="8"/>print(5 - 3)</text:span></text:p>
      <text:p text:style-name="Preformatted_20_Text"><text:span text:style-name="Source_20_Text"><text:s text:c="4"/>case _:</text:span></text:p>
      <text:p text:style-name="P17"><text:span text:style-name="Source_20_Text"><text:s text:c="8"/>print("Operación no válida.")</text:span></text:p>
      <text:p text:style-name="Horizontal_20_Line"/>
      <text:h text:style-name="Heading_20_2" text:outline-level="2">Nivel 4: Combinados y desafiantes</text:h>
      <text:p text:style-name="Horizontal_20_Line"/>
      <text:h text:style-name="Heading_20_3" text:outline-level="3">Ejercicio 16</text:h>
      <text:p text:style-name="Text_20_body"><text:span text:style-name="Strong_20_Emphasis">Pregunta:</text:span> ¿Es múltiplo de 3 y 5?<text:line-break/><text:span text:style-name="Strong_20_Emphasis">Respuesta:</text:span></text:p>
      <text:p text:style-name="Preformatted_20_Text"><text:span text:style-name="Source_20_Text">num = int(input("Número: "))</text:span></text:p>
      <text:p text:style-name="Preformatted_20_Text"><text:span text:style-name="Source_20_Text">if num % 3 == 0 and num % 5 == 0:</text:span></text:p>
      <text:p text:style-name="Preformatted_20_Text"><text:soft-page-break/><text:span text:style-name="Source_20_Text"><text:s text:c="4"/>print("Múltiplo de 3 y 5.")</text:span></text:p>
      <text:p text:style-name="Preformatted_20_Text"><text:span text:style-name="Source_20_Text">else:</text:span></text:p>
      <text:p text:style-name="P17"><text:span text:style-name="Source_20_Text"><text:s text:c="4"/>print("No lo es.")</text:span></text:p>
      <text:h text:style-name="Heading_20_3" text:outline-level="3">Ejercicio 17</text:h>
      <text:p text:style-name="Text_20_body"><text:span text:style-name="Strong_20_Emphasis">Pregunta:</text:span> ¿Qué tipo de triángulo es?<text:line-break/><text:span text:style-name="Strong_20_Emphasis">Respuesta:</text:span></text:p>
      <text:p text:style-name="Preformatted_20_Text"><text:span text:style-name="Source_20_Text">a = int(input("Lado A: "))</text:span></text:p>
      <text:p text:style-name="Preformatted_20_Text"><text:span text:style-name="Source_20_Text">b = int(input("Lado B: "))</text:span></text:p>
      <text:p text:style-name="Preformatted_20_Text"><text:span text:style-name="Source_20_Text">c = int(input("Lado C: "))</text:span></text:p>
      <text:p text:style-name="Preformatted_20_Text"/>
      <text:p text:style-name="Preformatted_20_Text"><text:span text:style-name="Source_20_Text">if a == b == c:</text:span></text:p>
      <text:p text:style-name="Preformatted_20_Text"><text:span text:style-name="Source_20_Text"><text:s text:c="4"/>print("Equilátero")</text:span></text:p>
      <text:p text:style-name="Preformatted_20_Text"><text:span text:style-name="Source_20_Text">elif a == b or b == c or a == c:</text:span></text:p>
      <text:p text:style-name="Preformatted_20_Text"><text:span text:style-name="Source_20_Text"><text:s text:c="4"/>print("Isósceles")</text:span></text:p>
      <text:p text:style-name="Preformatted_20_Text"><text:span text:style-name="Source_20_Text">else:</text:span></text:p>
      <text:p text:style-name="P17"><text:span text:style-name="Source_20_Text"><text:s text:c="4"/>print("Escaleno")</text:span></text:p>
      <text:h text:style-name="Heading_20_3" text:outline-level="3">Ejercicio 18</text:h>
      <text:p text:style-name="Text_20_body"><text:span text:style-name="Strong_20_Emphasis">Pregunta:</text:span> ¿Cuál es el mayor de tres números?<text:line-break/><text:span text:style-name="Strong_20_Emphasis">Respuesta:</text:span></text:p>
      <text:p text:style-name="Preformatted_20_Text"><text:span text:style-name="Source_20_Text">a = int(input("A: "))</text:span></text:p>
      <text:p text:style-name="Preformatted_20_Text"><text:span text:style-name="Source_20_Text">b = int(input("B: "))</text:span></text:p>
      <text:p text:style-name="Preformatted_20_Text"><text:span text:style-name="Source_20_Text">c = int(input("C: "))</text:span></text:p>
      <text:p text:style-name="Preformatted_20_Text"/>
      <text:p text:style-name="Preformatted_20_Text"><text:span text:style-name="Source_20_Text">if a &gt;= b and a &gt;= c:</text:span></text:p>
      <text:p text:style-name="Preformatted_20_Text"><text:span text:style-name="Source_20_Text"><text:s text:c="4"/>print(f"Mayor: {a}")</text:span></text:p>
      <text:p text:style-name="Preformatted_20_Text"><text:span text:style-name="Source_20_Text">elif b &gt;= a and b &gt;= c:</text:span></text:p>
      <text:p text:style-name="Preformatted_20_Text"><text:span text:style-name="Source_20_Text"><text:s text:c="4"/>print(f"Mayor: {b}")</text:span></text:p>
      <text:p text:style-name="Preformatted_20_Text"><text:span text:style-name="Source_20_Text">else:</text:span></text:p>
      <text:p text:style-name="P17"><text:span text:style-name="Source_20_Text"><text:s text:c="4"/>print(f"Mayor: {c}")</text:span></text:p>
      <text:h text:style-name="Heading_20_3" text:outline-level="3">Ejercicio 19</text:h>
      <text:p text:style-name="Text_20_body"><text:span text:style-name="Strong_20_Emphasis">Pregunta:</text:span> Clasificar una persona según su edad:</text:p>
      <text:list xml:id="list4156351245" text:style-name="L8">
        <text:list-item>
          <text:p text:style-name="P41">&lt;13: Niño</text:p>
        </text:list-item>
        <text:list-item>
          <text:p text:style-name="P41">&lt;18: Adolescente</text:p>
        </text:list-item>
        <text:list-item>
          <text:p text:style-name="P41">&lt;60: Adulto</text:p>
        </text:list-item>
        <text:list-item>
          <text:p text:style-name="P30">=60: Adulto mayor</text:p>
        </text:list-item>
      </text:list>
      <text:p text:style-name="Text_20_body"><text:span text:style-name="Strong_20_Emphasis">Respuesta:</text:span></text:p>
      <text:p text:style-name="Preformatted_20_Text"><text:span text:style-name="Source_20_Text">edad = int(input("Edad: "))</text:span></text:p>
      <text:p text:style-name="Preformatted_20_Text"><text:span text:style-name="Source_20_Text">if edad &lt; 13:</text:span></text:p>
      <text:p text:style-name="Preformatted_20_Text"><text:span text:style-name="Source_20_Text"><text:s text:c="4"/>print("Niño")</text:span></text:p>
      <text:p text:style-name="Preformatted_20_Text"><text:span text:style-name="Source_20_Text">elif edad &lt; 18:</text:span></text:p>
      <text:p text:style-name="Preformatted_20_Text"><text:span text:style-name="Source_20_Text"><text:s text:c="4"/>print("Adolescente")</text:span></text:p>
      <text:p text:style-name="Preformatted_20_Text"><text:span text:style-name="Source_20_Text">elif edad &lt; 60:</text:span></text:p>
      <text:p text:style-name="Preformatted_20_Text"><text:span text:style-name="Source_20_Text"><text:s text:c="4"/>print("Adulto")</text:span></text:p>
      <text:p text:style-name="Preformatted_20_Text"><text:span text:style-name="Source_20_Text">else:</text:span></text:p>
      <text:p text:style-name="P17"><text:span text:style-name="Source_20_Text"><text:s text:c="4"/>print("Adulto mayor")</text:span></text:p>
      <text:h text:style-name="Heading_20_3" text:outline-level="3"><text:soft-page-break/>Ejercicio 20</text:h>
      <text:p text:style-name="Text_20_body"><text:span text:style-name="Strong_20_Emphasis">Pregunta:</text:span> Juego de piedra, papel o tijera (1, 2 o 3).<text:line-break/><text:span text:style-name="Strong_20_Emphasis">Respuesta:</text:span></text:p>
      <text:p text:style-name="Preformatted_20_Text"><text:span text:style-name="Source_20_Text">jugador = int(input("1-Piedra, 2-Papel, 3-Tijera: "))</text:span></text:p>
      <text:p text:style-name="Preformatted_20_Text"><text:span text:style-name="Source_20_Text">match jugador:</text:span></text:p>
      <text:p text:style-name="Preformatted_20_Text"><text:span text:style-name="Source_20_Text"><text:s text:c="4"/>case 1:</text:span></text:p>
      <text:p text:style-name="Preformatted_20_Text"><text:span text:style-name="Source_20_Text"><text:s text:c="8"/>print("Elegiste Piedra.")</text:span></text:p>
      <text:p text:style-name="Preformatted_20_Text"><text:span text:style-name="Source_20_Text"><text:s text:c="4"/>case 2:</text:span></text:p>
      <text:p text:style-name="Preformatted_20_Text"><text:span text:style-name="Source_20_Text"><text:s text:c="8"/>print("Elegiste Papel.")</text:span></text:p>
      <text:p text:style-name="Preformatted_20_Text"><text:span text:style-name="Source_20_Text"><text:s text:c="4"/>case 3:</text:span></text:p>
      <text:p text:style-name="Preformatted_20_Text"><text:span text:style-name="Source_20_Text"><text:s text:c="8"/>print("Elegiste Tijera.")</text:span></text:p>
      <text:p text:style-name="Preformatted_20_Text"><text:span text:style-name="Source_20_Text"><text:s text:c="4"/>case _:</text:span></text:p>
      <text:p text:style-name="P17"><text:span text:style-name="Source_20_Text"><text:s text:c="8"/>print("Opción inválida.")</text:span></text:p>
      <text:p text:style-name="P17"><text:span text:style-name="Source_20_Text"/></text:p>
      <text:p text:style-name="P21"><text:span text:style-name="Source_20_Text"><text:span text:style-name="T7">Reto 1</text:span></text:span></text:p>
      <text:p text:style-name="P21"><text:span text:style-name="Source_20_Text"><text:span text:style-name="T7"/></text:span></text:p>
      <text:p text:style-name="P22"><text:span text:style-name="Source_20_Text"><text:span text:style-name="T10">Modifica el c</text:span></text:span><text:span text:style-name="Source_20_Text"><text:span text:style-name="T14">ód</text:span></text:span><text:span text:style-name="Source_20_Text"><text:span text:style-name="T10">igo de un_cuadrado.py para que el cuadrado no salga de la ventana. Debes trabajar con variables ANCHO y ALTO para darle m</text:span></text:span><text:span text:style-name="Source_20_Text"><text:span text:style-name="T14">ás</text:span></text:span><text:span text:style-name="Source_20_Text"><text:span text:style-name="T10"> adaptabilidad al c</text:span></text:span><text:span text:style-name="Source_20_Text"><text:span text:style-name="T14">ó</text:span></text:span><text:span text:style-name="Source_20_Text"><text:span text:style-name="T10">digo.</text:span></text:span></text:p>
      <text:p text:style-name="P22"><text:span text:style-name="Source_20_Text"><text:span text:style-name="T10"/></text:span></text:p>
      <text:p text:style-name="P24"><text:span text:style-name="Source_20_Text"><text:span text:style-name="T7">Reto </text:span></text:span><text:span text:style-name="Source_20_Text"><text:span text:style-name="T8">2</text:span></text:span></text:p>
      <text:p text:style-name="P24"><text:span text:style-name="Source_20_Text"><text:span text:style-name="T7"/></text:span></text:p>
      <text:p text:style-name="P23"><text:span text:style-name="Source_20_Text"><text:span text:style-name="T11">Ahora debes conseguir que si el rect</text:span></text:span><text:span text:style-name="Source_20_Text"><text:span text:style-name="T15">á</text:span></text:span><text:span text:style-name="Source_20_Text"><text:span text:style-name="T11">ngulo sale por arriba aparezca por abajo, si sale por la derecha que vuelva por la izquierda y viceversa.</text:span></text:span></text:p>
      <text:p text:style-name="P23"><text:span text:style-name="Source_20_Text"><text:span text:style-name="T11"/></text:span></text:p>
      <text:p text:style-name="P25"><text:span text:style-name="Source_20_Text"><text:span text:style-name="T7">Reto </text:span></text:span><text:span text:style-name="Source_20_Text"><text:span text:style-name="T9">3</text:span></text:span></text:p>
      <text:p text:style-name="P25"><text:span text:style-name="Source_20_Text"><text:span text:style-name="T7"/></text:span></text:p>
      <text:p text:style-name="P31"><text:span text:style-name="Source_20_Text"><text:span text:style-name="T12">El script primer_texto.py muestra c</text:span></text:span><text:span text:style-name="Source_20_Text"><text:span text:style-name="T16">ó</text:span></text:span><text:span text:style-name="Source_20_Text"><text:span text:style-name="T12">mo escribir en pantalla. Realiza las modificaciones oportunas para que al pulsar una tecla, la que desees, se aumente en uno el contador y al pulsar otra tecla, tambi</text:span></text:span><text:span text:style-name="Source_20_Text"><text:span text:style-name="T16">é</text:span></text:span><text:span text:style-name="Source_20_Text"><text:span text:style-name="T12">n la que desees, disminuya el contador. El valor del contador debe mostrarse en pantalla.</text:span></text:span></text:p>
      <text:p text:style-name="P32"><text:span text:style-name="Source_20_Text"><text:span text:style-name="T13">Nota: si no tienes un cierto cuidado te encontrar</text:span></text:span><text:span text:style-name="Source_20_Text"><text:span text:style-name="T17">á</text:span></text:span><text:span text:style-name="Source_20_Text"><text:span text:style-name="T13">s con un contador que aumenta y disminuye de manera casi aleatoria ¿Podr</text:span></text:span><text:span text:style-name="Source_20_Text"><text:span text:style-name="T17">í</text:span></text:span><text:span text:style-name="Source_20_Text"><text:span text:style-name="T13">as explicar cu</text:span></text:span><text:span text:style-name="Source_20_Text"><text:span text:style-name="T17">á</text:span></text:span><text:span text:style-name="Source_20_Text"><text:span text:style-name="T13">l es la causa?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19:04:16.888294513</meta:creation-date>
    <dc:date>2025-07-11T13:07:23.368094280</dc:date>
    <meta:editing-duration>PT2H13M53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10" meta:paragraph-count="344" meta:word-count="1631" meta:character-count="10200" meta:non-whitespace-character-count="8183"/>
  </office:meta>
</office:document-meta>
</file>